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F0000000B407DA1CED2BEF322AB.png" manifest:media-type="image/png"/>
  <manifest:file-entry manifest:full-path="Pictures/100002010000049700000348CE2FBAB9961408E4.png" manifest:media-type="image/png"/>
  <manifest:file-entry manifest:full-path="Pictures/10000201000004AB0000035685CCE655251C9732.png" manifest:media-type="image/png"/>
  <manifest:file-entry manifest:full-path="Pictures/10000201000004A10000034FDE7A89B5B87EC184.png" manifest:media-type="image/png"/>
  <manifest:file-entry manifest:full-path="Pictures/1000020100000496000003483A54E352FB62CC78.png" manifest:media-type="image/png"/>
  <manifest:file-entry manifest:full-path="Pictures/10000201000004AA000003563D00E64EAB7475E9.png" manifest:media-type="image/png"/>
  <manifest:file-entry manifest:full-path="Pictures/10000201000004AF000003581188F146D04483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5cm" svg:stroke-color="#000000" draw:marker-start-width="0.229cm" draw:marker-end="Arrow" draw:marker-end-width="0.152cm" draw:fill="solid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9pt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45cm" svg:height="3.099cm" svg:x="1.076cm" svg:y="2.905cm">
          <draw:image xlink:href="Pictures/10000201000004AF000003581188F146D0448386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15cm" svg:x="1.076cm" svg:y="7.604cm">
          <draw:image xlink:href="Pictures/10000201000004AA000003563D00E64EAB7475E9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15cm" svg:x="5.926cm" svg:y="7.629cm">
          <draw:image xlink:href="Pictures/10000201000004A10000034FDE7A89B5B87EC184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15cm" svg:x="10.752cm" svg:y="7.604cm">
          <draw:image xlink:href="Pictures/10000201000004AB0000035685CCE655251C9732.png" xlink:type="simple" xlink:show="embed" xlink:actuate="onLoad" loext:mime-type="image/png">
            <text:p/>
          </draw:image>
        </draw:frame>
        <draw:frame draw:style-name="gr1" draw:text-style-name="P1" draw:layer="layout" svg:width="4.42cm" svg:height="3.082cm" svg:x="15.478cm" svg:y="7.604cm">
          <draw:image xlink:href="Pictures/1000020100000496000003483A54E352FB62CC78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15cm" svg:x="15.453cm" svg:y="2.905cm">
          <draw:image xlink:href="Pictures/100002010000049700000348CE2FBAB9961408E4.png" xlink:type="simple" xlink:show="embed" xlink:actuate="onLoad" loext:mime-type="image/png">
            <text:p/>
          </draw:image>
        </draw:frame>
        <draw:line draw:style-name="gr2" draw:text-style-name="P2" draw:layer="layout" svg:x1="3.159cm" svg:y1="6.449cm" svg:x2="3.159cm" svg:y2="7.211cm">
          <text:p/>
        </draw:line>
        <draw:line draw:style-name="gr2" draw:text-style-name="P2" draw:layer="layout" svg:x1="17.891cm" svg:y1="7.11cm" svg:x2="17.891cm" svg:y2="6.348cm">
          <text:p/>
        </draw:line>
        <draw:line draw:style-name="gr2" draw:text-style-name="P2" draw:layer="layout" svg:x1="5.306cm" svg:y1="9.001cm" svg:x2="5.814cm" svg:y2="9.001cm">
          <text:p/>
        </draw:line>
        <draw:line draw:style-name="gr2" draw:text-style-name="P2" draw:layer="layout" svg:x1="10.3cm" svg:y1="9.001cm" svg:x2="10.808cm" svg:y2="9.001cm">
          <text:p/>
        </draw:line>
        <draw:line draw:style-name="gr2" draw:text-style-name="P2" draw:layer="layout" svg:x1="14.994cm" svg:y1="9.001cm" svg:x2="15.502cm" svg:y2="9.001cm">
          <text:p/>
        </draw:line>
        <draw:frame draw:style-name="gr3" draw:text-style-name="P3" draw:layer="layout" svg:width="2.286cm" svg:height="0.635cm" svg:x="2.043cm" svg:y="2.047cm">
          <draw:text-box>
            <text:p><text:span text:style-name="T1">First image</text:span></text:p>
          </draw:text-box>
        </draw:frame>
        <draw:frame draw:style-name="gr3" draw:text-style-name="P3" draw:layer="layout" svg:width="2.286cm" svg:height="0.635cm" svg:x="16.543cm" svg:y="2.048cm">
          <draw:text-box>
            <text:p><text:span text:style-name="T1">Last image</text:span></text:p>
          </draw:text-box>
        </draw:frame>
        <draw:frame draw:style-name="gr4" draw:text-style-name="P3" draw:layer="layout" svg:width="0.714cm" svg:height="0.607cm" svg:x="4.612cm" svg:y="7.733cm">
          <draw:text-box>
            <text:p><text:span text:style-name="T1">I</text:span></text:p>
          </draw:text-box>
        </draw:frame>
        <draw:frame draw:style-name="gr4" draw:text-style-name="P3" draw:layer="layout" svg:width="0.714cm" svg:height="0.607cm" svg:x="9.412cm" svg:y="7.734cm">
          <draw:text-box>
            <text:p><text:span text:style-name="T1">II</text:span></text:p>
          </draw:text-box>
        </draw:frame>
        <draw:frame draw:style-name="gr5" draw:text-style-name="P3" draw:layer="layout" svg:width="0.818cm" svg:height="0.758cm" svg:x="14.208cm" svg:y="7.735cm">
          <draw:text-box>
            <text:p><text:span text:style-name="T1">III</text:span></text:p>
          </draw:text-box>
        </draw:frame>
        <draw:frame draw:style-name="gr5" draw:text-style-name="P3" draw:layer="layout" svg:width="0.818cm" svg:height="0.758cm" svg:x="19.008cm" svg:y="7.735cm">
          <draw:text-box>
            <text:p><text:span text:style-name="T1">IV</text:span></text:p>
          </draw:text-box>
        </draw:frame>
        <draw:frame draw:style-name="gr1" draw:text-style-name="P1" draw:layer="layout" svg:width="8.382cm" svg:height="6.274cm" svg:x="6.334cm" svg:y="1cm">
          <draw:image xlink:href="Pictures/1000020100000F0000000B407DA1CED2BEF322AB.png" xlink:type="simple" xlink:show="embed" xlink:actuate="onLoad" loext:mime-type="image/png">
            <text:p/>
          </draw:image>
        </draw:frame>
        <draw:frame draw:style-name="gr4" draw:text-style-name="P3" draw:layer="layout" svg:width="0.714cm" svg:height="0.607cm" svg:x="8.612cm" svg:y="4.834cm">
          <draw:text-box>
            <text:p><text:span text:style-name="T1">I</text:span></text:p>
          </draw:text-box>
        </draw:frame>
        <draw:frame draw:style-name="gr4" draw:text-style-name="P3" draw:layer="layout" svg:width="0.714cm" svg:height="0.607cm" svg:x="9.412cm" svg:y="4.635cm">
          <draw:text-box>
            <text:p><text:span text:style-name="T1">II</text:span></text:p>
          </draw:text-box>
        </draw:frame>
        <draw:frame draw:style-name="gr5" draw:text-style-name="P3" draw:layer="layout" svg:width="0.818cm" svg:height="0.758cm" svg:x="11.808cm" svg:y="1.635cm">
          <draw:text-box>
            <text:p><text:span text:style-name="T1">III</text:span></text:p>
          </draw:text-box>
        </draw:frame>
        <draw:frame draw:style-name="gr5" draw:text-style-name="P3" draw:layer="layout" svg:width="0.818cm" svg:height="0.758cm" svg:x="12.308cm" svg:y="4.635cm">
          <draw:text-box>
            <text:p><text:span text:style-name="T1">I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19:08:34.807628196</meta:creation-date>
    <meta:generator>LibreOffice/6.4.7.2$Linux_X86_64 LibreOffice_project/40$Build-2</meta:generator>
    <dc:date>2022-08-10T22:15:07.801607157</dc:date>
    <meta:editing-duration>PT9M58S</meta:editing-duration>
    <meta:editing-cycles>4</meta:editing-cycles>
    <meta:document-statistic meta:object-count="22"/>
  </office:meta>
</office:document-meta>
</file>